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2dd13" officeooo:paragraph-rsid="0012dd13"/>
    </style:style>
    <style:style style:name="P2" style:family="paragraph" style:parent-style-name="Standard">
      <style:text-properties fo:font-weight="bold" officeooo:rsid="00140077" officeooo:paragraph-rsid="00140077" style:font-weight-asian="bold" style:font-weight-complex="bold"/>
    </style:style>
    <style:style style:name="P3" style:family="paragraph" style:parent-style-name="Standard">
      <style:text-properties style:font-name="Liberation Serif1" fo:font-weight="bold" officeooo:rsid="0014773d" officeooo:paragraph-rsid="0014773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140077" officeooo:paragraph-rsid="00140077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40077" officeooo:paragraph-rsid="00140077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4290c" officeooo:paragraph-rsid="0014290c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normal" officeooo:rsid="00140077" officeooo:paragraph-rsid="0014007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fo:font-weight="normal" officeooo:rsid="00140077" officeooo:paragraph-rsid="0014007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fo:font-weight="normal" officeooo:rsid="0014290c" officeooo:paragraph-rsid="0014290c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style:font-name="Liberation Serif1" fo:font-weight="bold" officeooo:rsid="0014290c" officeooo:paragraph-rsid="0014290c" style:font-weight-asian="bold" style:font-weight-complex="bold"/>
    </style:style>
    <style:style style:name="P11" style:family="paragraph" style:parent-style-name="Standard" style:list-style-name="L1">
      <style:text-properties style:font-name="Liberation Serif1" fo:font-style="normal" fo:font-weight="normal" officeooo:rsid="0014290c" officeooo:paragraph-rsid="0014290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erif1" fo:font-style="normal" fo:font-weight="normal" officeooo:rsid="0014290c" officeooo:paragraph-rsid="0014290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erif1" fo:font-style="normal" fo:font-weight="normal" officeooo:rsid="0014773d" officeooo:paragraph-rsid="0014773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erif1" fo:font-style="normal" fo:font-weight="bold" officeooo:rsid="00188f8b" officeooo:paragraph-rsid="00188f8b" style:font-style-asian="normal" style:font-weight-asian="bold" style:font-style-complex="normal" style:font-weight-complex="bold"/>
    </style:style>
    <style:style style:name="P15" style:family="paragraph" style:parent-style-name="Standard" style:list-style-name="L3">
      <style:text-properties style:font-name="Liberation Serif1" fo:font-style="normal" fo:font-weight="bold" officeooo:rsid="00188f8b" officeooo:paragraph-rsid="00188f8b" style:font-style-asian="normal" style:font-weight-asian="bold" style:font-style-complex="normal" style:font-weight-complex="bold"/>
    </style:style>
    <style:style style:name="P16" style:family="paragraph" style:parent-style-name="Standard" style:list-style-name="L3">
      <style:text-properties style:font-name="Liberation Serif1" fo:font-style="normal" fo:font-weight="bold" officeooo:rsid="0020cdfe" officeooo:paragraph-rsid="0020cdfe" style:font-style-asian="normal" style:font-weight-asian="bold" style:font-style-complex="normal" style:font-weight-complex="bold"/>
    </style:style>
    <style:style style:name="P17" style:family="paragraph" style:parent-style-name="Standard" style:list-style-name="L2">
      <style:text-properties style:font-name="Liberation Serif1" fo:font-style="italic" fo:font-weight="bold" officeooo:rsid="0014773d" officeooo:paragraph-rsid="0014773d" style:font-style-asian="italic" style:font-weight-asian="bold" style:font-style-complex="italic" style:font-weight-complex="bold"/>
    </style:style>
    <style:style style:name="P18" style:family="paragraph" style:parent-style-name="Standard" style:list-style-name="L3">
      <style:text-properties style:font-name="Liberation Serif1" fo:font-style="italic" fo:font-weight="bold" officeooo:rsid="001a1ba2" officeooo:paragraph-rsid="001a1ba2" style:font-style-asian="italic" style:font-weight-asian="bold" style:font-style-complex="italic" style:font-weight-complex="bold"/>
    </style:style>
    <style:style style:name="P19" style:family="paragraph" style:parent-style-name="Standard" style:list-style-name="L3">
      <style:text-properties style:font-name="Liberation Serif1" fo:font-style="italic" fo:font-weight="bold" officeooo:rsid="001b8ea0" officeooo:paragraph-rsid="001b8ea0" style:font-style-asian="italic" style:font-weight-asian="bold" style:font-style-complex="italic" style:font-weight-complex="bold"/>
    </style:style>
    <style:style style:name="P20" style:family="paragraph" style:parent-style-name="Standard" style:list-style-name="L3">
      <style:text-properties style:font-name="Liberation Serif1" fo:font-style="italic" fo:font-weight="bold" officeooo:rsid="001bdcf7" officeooo:paragraph-rsid="001bdcf7" style:font-style-asian="italic" style:font-weight-asian="bold" style:font-style-complex="italic" style:font-weight-complex="bold"/>
    </style:style>
    <style:style style:name="P21" style:family="paragraph" style:parent-style-name="Standard" style:list-style-name="L3">
      <style:text-properties style:font-name="Liberation Serif1" fo:font-style="italic" fo:font-weight="bold" officeooo:rsid="001dc043" officeooo:paragraph-rsid="001dc043" style:font-style-asian="italic" style:font-weight-asian="bold" style:font-style-complex="italic" style:font-weight-complex="bold"/>
    </style:style>
    <style:style style:name="P22" style:family="paragraph" style:parent-style-name="Standard" style:list-style-name="L3">
      <style:text-properties style:font-name="Liberation Serif1" fo:font-style="italic" fo:font-weight="bold" officeooo:rsid="001e23bf" officeooo:paragraph-rsid="001e23bf" style:font-style-asian="italic" style:font-weight-asian="bold" style:font-style-complex="italic" style:font-weight-complex="bold"/>
    </style:style>
    <style:style style:name="P23" style:family="paragraph" style:parent-style-name="Standard" style:list-style-name="L3">
      <style:text-properties style:font-name="Liberation Serif1" fo:font-style="italic" fo:font-weight="bold" officeooo:rsid="001f2047" officeooo:paragraph-rsid="001f2047" style:font-style-asian="italic" style:font-weight-asian="bold" style:font-style-complex="italic" style:font-weight-complex="bold"/>
    </style:style>
    <style:style style:name="P24" style:family="paragraph" style:parent-style-name="Standard" style:list-style-name="L3">
      <style:text-properties style:font-name="Liberation Serif1" fo:font-style="italic" fo:font-weight="bold" officeooo:rsid="0020cdfe" officeooo:paragraph-rsid="0020cdfe" style:font-style-asian="italic" style:font-weight-asian="bold" style:font-style-complex="italic" style:font-weight-complex="bold"/>
    </style:style>
    <style:style style:name="P25" style:family="paragraph" style:parent-style-name="Standard" style:list-style-name="L3">
      <style:text-properties style:font-name="Liberation Serif1" fo:font-style="italic" fo:font-weight="bold" officeooo:rsid="002294e5" officeooo:paragraph-rsid="002294e5" style:font-style-asian="italic" style:font-weight-asian="bold" style:font-style-complex="italic" style:font-weight-complex="bold"/>
    </style:style>
    <style:style style:name="P26" style:family="paragraph" style:parent-style-name="Standard" style:list-style-name="L3">
      <style:text-properties style:font-name="Liberation Serif1" fo:font-style="italic" fo:font-weight="bold" officeooo:rsid="0023c8c2" officeooo:paragraph-rsid="0023c8c2" style:font-style-asian="italic" style:font-weight-asian="bold" style:font-style-complex="italic" style:font-weight-complex="bold"/>
    </style:style>
    <style:style style:name="P27" style:family="paragraph" style:parent-style-name="Standard" style:list-style-name="L3">
      <style:text-properties style:font-name="Liberation Serif1" fo:font-style="italic" fo:font-weight="bold" officeooo:rsid="0024db6f" officeooo:paragraph-rsid="0024db6f" style:font-style-asian="italic" style:font-weight-asian="bold" style:font-style-complex="italic" style:font-weight-complex="bold"/>
    </style:style>
    <style:style style:name="P28" style:family="paragraph" style:parent-style-name="Standard" style:list-style-name="L3">
      <style:text-properties style:font-name="Liberation Serif1" fo:font-style="italic" fo:font-weight="bold" officeooo:rsid="0025a919" officeooo:paragraph-rsid="0025a919" style:font-style-asian="italic" style:font-weight-asian="bold" style:font-style-complex="italic" style:font-weight-complex="bold"/>
    </style:style>
    <style:style style:name="P29" style:family="paragraph" style:parent-style-name="Standard" style:list-style-name="L3">
      <style:text-properties style:font-name="Liberation Serif1" fo:font-style="italic" fo:font-weight="bold" officeooo:rsid="00264eb2" officeooo:paragraph-rsid="00264eb2" style:font-style-asian="italic" style:font-weight-asian="bold" style:font-style-complex="italic" style:font-weight-complex="bold"/>
    </style:style>
    <style:style style:name="P30" style:family="paragraph" style:parent-style-name="Standard" style:list-style-name="L3">
      <style:text-properties style:font-name="Liberation Serif1" fo:font-style="italic" fo:font-weight="bold" officeooo:rsid="0026768d" officeooo:paragraph-rsid="0026768d" style:font-style-asian="italic" style:font-weight-asian="bold" style:font-style-complex="italic" style:font-weight-complex="bold"/>
    </style:style>
    <style:style style:name="P31" style:family="paragraph" style:parent-style-name="Standard" style:list-style-name="L3">
      <style:text-properties style:font-name="Liberation Serif1" fo:font-style="italic" fo:font-weight="bold" officeooo:rsid="00273351" officeooo:paragraph-rsid="00273351" style:font-style-asian="italic" style:font-weight-asian="bold" style:font-style-complex="italic" style:font-weight-complex="bold"/>
    </style:style>
    <style:style style:name="P32" style:family="paragraph" style:parent-style-name="Standard" style:list-style-name="L3">
      <style:text-properties style:font-name="Liberation Serif1" fo:font-style="italic" fo:font-weight="bold" officeooo:rsid="00284736" officeooo:paragraph-rsid="00284736" style:font-style-asian="italic" style:font-weight-asian="bold" style:font-style-complex="italic" style:font-weight-complex="bold"/>
    </style:style>
    <style:style style:name="P33" style:family="paragraph" style:parent-style-name="Standard">
      <style:text-properties style:font-name="Liberation Serif1" fo:font-style="italic" fo:font-weight="bold" officeooo:rsid="00284736" officeooo:paragraph-rsid="00284736" style:font-style-asian="italic" style:font-weight-asian="bold" style:font-style-complex="italic" style:font-weight-complex="bold"/>
    </style:style>
    <style:style style:name="P34" style:family="paragraph" style:parent-style-name="Standard" style:list-style-name="L3">
      <style:text-properties style:font-name="Liberation Serif1" fo:font-style="normal" fo:font-weight="bold" officeooo:rsid="0024db6f" officeooo:paragraph-rsid="0024db6f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f22df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6b912" style:font-weight-asian="normal" style:font-weight-complex="normal"/>
    </style:style>
    <style:style style:name="T12" style:family="text">
      <style:text-properties style:font-name="Nimbus Mono 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Nimbus Mono 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ibuintes<text:span text:style-name="T1">:</text:span></text:p>
      <text:p text:style-name="P4"><text:span text:style-name="T1">RIPI, Art. 24. São obrigados ao pagamento do imposto como </text:span>contribuintes<text:span text:style-name="T1">:</text:span></text:p>
      <text:p text:style-name="P4"><text:span text:style-name="T1">I – o </text:span>importador<text:span text:style-name="T1">, em relação ao FG decorrente do </text:span><text:span text:style-name="T2">desembaraço aduaneiro</text:span><text:span text:style-name="T4"> de produto de procedência estrangeira;</text:span></text:p>
      <text:p text:style-name="P4"><text:span text:style-name="T4">II – o </text:span><text:span text:style-name="T3">industrial</text:span><text:span text:style-name="T4">, em relação ao FG decorrente da </text:span><text:span text:style-name="T2">saída de produto </text:span><text:span text:style-name="T4">que industrializar em seu estabelecimento, bem como quanto aos demais FG’s decorrentes de atos que praticar;</text:span></text:p>
      <text:p text:style-name="P4"><text:span text:style-name="T4">III – o estabelecimento </text:span><text:span text:style-name="T3">equiparado ao industrial</text:span><text:span text:style-name="T4">, quanto ao FG relativo aos produtos que dele saírem, bem como quanto aos demais FG’s decorrentes de atos que praticar;</text:span></text:p>
      <text:p text:style-name="P7">IV – os que consumirem ou usarem em outra finalidade, ou remeterem a pessoas que não sejam empresas jornalísticas ou editoras, o papel destinado á impressão de livros, jornais e periódicos, quando alcançado pela imunidade prevista no inciso I do art. 18.</text:p>
      <text:p text:style-name="P7"/>
      <text:p text:style-name="P5"><text:span text:style-name="T3">Princípio da autonomia dos estabelecimentos</text:span><text:span text:style-name="T4">:</text:span></text:p>
      <text:p text:style-name="P4"><text:span text:style-name="T4">Parágrafo único. Considera-se </text:span><text:span text:style-name="T3">contribuinte autônomo</text:span><text:span text:style-name="T4"> qualquer estabelecimento de importador, industrial ou comerciante, </text:span><text:span text:style-name="T3">em relação a cada FG que decorra de ato que praticar</text:span><text:span text:style-name="T4">.</text:span></text:p>
      <text:p text:style-name="P7"/>
      <text:p text:style-name="P8">Isso significa que os diversos estabelecimentos de uma mesma PJ são autônomos, possuindo domicílio fiscal próprio, e devendo cumprir obrigações acessórias independentemente dos demais.</text:p>
      <text:p text:style-name="P8"/>
      <text:p text:style-name="P6"><text:span text:style-name="T4">STF: é </text:span><text:span text:style-name="T3">legítima</text:span><text:span text:style-name="T4"> a incidência do IPI na importação de automóveis por PF para uso próprio.</text:span></text:p>
      <text:p text:style-name="P9"/>
      <text:p text:style-name="P6"><text:span text:style-name="T3">Atacadista</text:span><text:span text:style-name="T4">: estabelecimento que efetua vendas</text:span></text:p>
      <text:list xml:id="list3918914673324701976" text:style-name="L1">
        <text:list-item>
          <text:p text:style-name="P10"><text:span text:style-name="T4">de </text:span><text:span text:style-name="T2">bens de produção</text:span><text:span text:style-name="T4">, exceto à particulares em quantidade que não exceda a normalmente destinada ao seu próprio uso;</text:span></text:p>
        </text:list-item>
        <text:list-item>
          <text:p text:style-name="P10"><text:span text:style-name="T4">de </text:span><text:span text:style-name="T2">bens de consumo</text:span><text:span text:style-name="T4">, em quantidade superior àquela normalmente destinada a uso próprio do adquirente; e</text:span></text:p>
        </text:list-item>
        <text:list-item>
          <text:p text:style-name="P11">a revendedores.</text:p>
        </text:list-item>
      </text:list>
      <text:p text:style-name="P12"/>
      <text:p text:style-name="P3"><text:span text:style-name="T3">Varejista</text:span><text:span text:style-name="T4">: estabelecimento que efetua vendas</text:span></text:p>
      <text:list xml:id="list9158894160386988614" text:style-name="L2">
        <text:list-item>
          <text:p text:style-name="P17"><text:span text:style-name="T1">diretas ao consumidor</text:span><text:span text:style-name="T4">, ainda que realize vendas por atacado esporadicamente, considerando-se esporádicas as vendas por atacado quando, </text:span><text:span text:style-name="T3">no mesmo semestre civil, seu valor não exceder 20%</text:span><text:span text:style-name="T4"> do total das vendas realizadas.</text:span></text:p>
        </text:list-item>
      </text:list>
      <text:p text:style-name="P13"/>
      <text:p text:style-name="P14">Equiparação a industrial por determinação legal<text:span text:style-name="T1">:</text:span></text:p>
      <text:list xml:id="list6786070954241129675" text:style-name="L3">
        <text:list-item>
          <text:p text:style-name="P15"><text:span text:style-name="T1">estabelecimentos importadores e suas filiais;</text:span></text:p>
          <text:list>
            <text:list-item>
              <text:p text:style-name="P18"><text:span text:style-name="T1">quando importador paga IPI em 2 momentos: no desembaraço aduaneiro, e na saída de seu estabelecimento</text:span><text:span text:style-name="T4">;</text:span></text:p>
            </text:list-item>
          </text:list>
        </text:list-item>
        <text:list-item>
          <text:p text:style-name="P18"><text:span text:style-name="T4">importação por encomenda ou por conta e ordem de terceiros;</text:span></text:p>
          <text:list>
            <text:list-item>
              <text:p text:style-name="P19"><text:span text:style-name="T1">ocorrem 3 FG’s do IPI: (i) no desembaraço aduaneiro; (ii) na saída do estabelecimento do importador; e (iii) na saída do estabelecimento do comerciante</text:span><text:span text:style-name="T4">;</text:span></text:p>
            </text:list-item>
            <text:list-item>
              <text:p text:style-name="P19"><text:span text:style-name="T1">presume-se por </text:span><text:span text:style-name="T7">conta e ordem de terceiro</text:span><text:span text:style-name="T10"> a operação de comércio exterior realizada:</text:span></text:p>
              <text:list>
                <text:list-item>
                  <text:p text:style-name="P19"><text:span text:style-name="T10">mediante uso de recursos de terceiro; ou</text:span></text:p>
                </text:list-item>
                <text:list-item>
                  <text:p text:style-name="P19"><text:soft-page-break/><text:span text:style-name="T10">em desacordo com os requisitos e condições estabelecidos pela RFB</text:span><text:span text:style-name="T5">;</text:span></text:p>
                </text:list-item>
              </text:list>
            </text:list-item>
            <text:list-item>
              <text:p text:style-name="P19"><text:span text:style-name="T10">já </text:span><text:span text:style-name="T7">importação por encomenda</text:span><text:span text:style-name="T10"> é aquela realizada com recursos próprios da PJ importadora que adquira mercadorias no exterior para revenda a encomendante predeterminado, participando ou não o encomendante das operações comerciais relativas à aquisição dos produtos no exterior</text:span><text:span text:style-name="T5">;</text:span></text:p>
            </text:list-item>
            <text:list-item>
              <text:p text:style-name="P20"><text:span text:style-name="T10">a RFB:</text:span></text:p>
              <text:list>
                <text:list-item>
                  <text:p text:style-name="P20"><text:span text:style-name="T10">deve estabelecer requisitos e condições para a PJ importadora por conta e ordem ou por encomenda;</text:span></text:p>
                </text:list-item>
                <text:list-item>
                  <text:p text:style-name="P20"><text:span text:style-name="T10">pode exigir prestação de garantia como condição para a entrega de mercadorias, quando o valor das importações for incompatível como CS ou o PL do importador ou encomendante predeterminado, ou, no caso de importação por conta e ordem, do adquirente</text:span><text:span text:style-name="T5">;</text:span></text:p>
                </text:list-item>
              </text:list>
            </text:list-item>
          </text:list>
        </text:list-item>
        <text:list-item>
          <text:p text:style-name="P20"><text:span text:style-name="T5">encomendantes no mercado interno;</text:span></text:p>
          <text:list>
            <text:list-item>
              <text:p text:style-name="P20"><text:span text:style-name="T10">quando os estabelecimentos comerciais de produtos cuja industrialização tenha sido realizada por outro estabelecimento </text:span><text:span text:style-name="T7">da mesma firma ou de terceiro</text:span><text:span text:style-name="T10">, </text:span><text:span text:style-name="T7">mediante remessa, por eles efetuada, de matérias-primas, produtos intermediários, embalagens, recipientes, moldes, matrizes ou modelos</text:span><text:span text:style-name="T5">;</text:span></text:p>
            </text:list-item>
          </text:list>
        </text:list-item>
        <text:list-item>
          <text:p text:style-name="P21"><text:span text:style-name="T5">encomenda de industrialização de bebidas, líquidos alcoólicos e vinagres;</text:span></text:p>
          <text:list>
            <text:list-item>
              <text:p text:style-name="P21"><text:span text:style-name="T10">idem ao anterior, mas não há a necessidade da remessa de insumos para se caracterizar a equiparação</text:span><text:span text:style-name="T5">;</text:span></text:p>
            </text:list-item>
            <text:list-item>
              <text:p text:style-name="P21"><text:span text:style-name="T10">se uma questão mencionar a industrialização por encomenda de bebidas e citar alguma restrição em relação à marca ou ao nome fantasia, estará </text:span><text:span text:style-name="T9">errada</text:span><text:span text:style-name="T5">;</text:span></text:p>
            </text:list-item>
          </text:list>
        </text:list-item>
        <text:list-item>
          <text:p text:style-name="P22"><text:span text:style-name="T5">filial atacadista;</text:span></text:p>
          <text:list>
            <text:list-item>
              <text:p text:style-name="P23"><text:span text:style-name="T10">são equiparados ao industrial as filiais e demais estabelecimentos que exercerem o comércio de </text:span><text:span text:style-name="T7">produtos importados, industrializados ou mandados industrializar por outro estabelecimento da mesma firma, </text:span><text:span text:style-name="T6">salvo</text:span><text:span text:style-name="T7"> se aqueles operarem </text:span><text:span text:style-name="T6">exclusivamente</text:span><text:span text:style-name="T7"> na venda a </text:span><text:span text:style-name="T6">varejo</text:span><text:span text:style-name="T7"> e não estiverem enquadrados na hipó</text:span><text:span text:style-name="T8">te</text:span><text:span text:style-name="T7">se do item “estabelecimentos importadores e suas filiais” visto acima</text:span><text:span text:style-name="T5">;</text:span></text:p>
            </text:list-item>
          </text:list>
        </text:list-item>
        <text:list-item>
          <text:p text:style-name="P24"><text:span text:style-name="T5">atacadista de pérolas, pedras e metais preciosos;</text:span></text:p>
        </text:list-item>
        <text:list-item>
          <text:p text:style-name="P16"><text:span text:style-name="T10">atacadista de bebidas quentes;</text:span></text:p>
          <text:list>
            <text:list-item>
              <text:p text:style-name="P25"><text:span text:style-name="T10">atacadistas e cooperativas só serão equiparadas a industriais se os produtos estiverem acondicionados em recipientes de </text:span><text:span text:style-name="T7">capacidade superior ao limite máximo (1L) permitido para venda a varejo</text:span><text:span text:style-name="T5">;</text:span></text:p>
            </text:list-item>
            <text:list-item>
              <text:p text:style-name="P26"><text:span text:style-name="T10">RIPI:</text:span><text:span text:style-name="T5"><text:line-break/></text:span><text:span text:style-name="T12">Art. 44. As bebidas (…) acondicionadas em recipientes de capacidade superior ao limite máximo permitido para a venda a varejo </text:span><text:span text:style-name="T13">sairão obrigatoriamente com suspensão do imposto dos respectivos estabelecimentos produtores, dos atacadistas e das cooperativas de produtores</text:span><text:span text:style-name="T12">, quando destinados aos seguintes estabelecimentos:<text:line-break/>I – industriais que as usem como matéria-prima ou produto intermediário na fabricação de bebidas;<text:line-break/>II – atacadistas e cooperativas de produtores; e<text:line-break/>III – engarrafadores dos mesmos produtos.</text:span></text:p>
            </text:list-item>
          </text:list>
        </text:list-item>
        <text:list-item>
          <text:p text:style-name="P27"><text:span text:style-name="T5">atacadista de produtos de beleza importados;</text:span></text:p>
          <text:list>
            <text:list-item>
              <text:p text:style-name="P27"><text:span text:style-name="T10">IPI incide em 3 momentos: (i) no desembaraço aduaneiro; (ii) na saída do estabelecimento do importador; e (iii) na saída do estabelecimento do atacadista;</text:span></text:p>
            </text:list-item>
          </text:list>
        </text:list-item>
        <text:list-item>
          <text:p text:style-name="P34"><text:span text:style-name="T10">atacadista de automóveis;</text:span></text:p>
          <text:list>
            <text:list-item>
              <text:p text:style-name="P28"><text:soft-page-break/><text:span text:style-name="T10">em regra, as concessionárias </text:span><text:span text:style-name="T9">não</text:span><text:span text:style-name="T10"> são atacadistas, mas se excederem 20% do total de vendas no semestre civil, será equiparada a industrial</text:span><text:span text:style-name="T5">;</text:span></text:p>
            </text:list-item>
          </text:list>
        </text:list-item>
        <text:list-item>
          <text:p text:style-name="P28"><text:span text:style-name="T5">atacadista de produtos específicos, em operação realizada entre pessoas interligadas;</text:span></text:p>
          <text:list>
            <text:list-item>
              <text:p text:style-name="P29"><text:span text:style-name="T10">quando adquirente e remetente são empresas controladoras ou controladas, coligadas, interligadas ou interdependentes</text:span><text:span text:style-name="T5">;</text:span></text:p>
            </text:list-item>
            <text:list-item>
              <text:p text:style-name="P30"><text:span text:style-name="T10">é possível, por decreto, excluir produtos da lista de produtos específicos, ou acrescentar outro, desde que a alíquota do IPI seja igual ou superior a 15% </text:span><text:span text:style-name="T11">nesse último caso</text:span><text:span text:style-name="T5">;</text:span></text:p>
            </text:list-item>
          </text:list>
        </text:list-item>
        <text:list-item>
          <text:p text:style-name="P31"><text:span text:style-name="T5">industrial que vende bens de produção;</text:span></text:p>
        </text:list-item>
        <text:list-item>
          <text:p text:style-name="P32"><text:span text:style-name="T5">distribuição de águas, cervejas e refrigerantes.</text:span></text:p>
        </text:list-item>
      </text:list>
      <text:p text:style-name="P33"><text:span text:style-name="T5"/></text:p>
      <text:p text:style-name="P3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dd13" officeooo:paragraph-rsid="0012dd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IPI: contribuintes, responsáveis, estabelecimentos industriais e equiparados, domicíl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5:01:12.972217241</meta:creation-date>
    <dc:date>2018-03-10T15:49:03.001111099</dc:date>
    <meta:editing-duration>PT1H9M46S</meta:editing-duration>
    <meta:editing-cycles>20</meta:editing-cycles>
    <meta:generator>LibreOffice/5.2.7.2$Linux_X86_64 LibreOffice_project/20m0$Build-2</meta:generator>
    <meta:document-statistic meta:table-count="0" meta:image-count="0" meta:object-count="0" meta:page-count="3" meta:paragraph-count="49" meta:word-count="868" meta:character-count="5802" meta:non-whitespace-character-count="5010"/>
  </office:meta>
</office:document-meta>
</file>